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447f" officeooo:paragraph-rsid="0011447f"/>
    </style:style>
    <style:style style:name="P2" style:family="paragraph" style:parent-style-name="Standard" style:list-style-name="L2">
      <style:text-properties officeooo:rsid="0011447f" officeooo:paragraph-rsid="0011447f"/>
    </style:style>
    <style:style style:name="P3" style:family="paragraph" style:parent-style-name="Standard" style:list-style-name="L3">
      <style:text-properties officeooo:rsid="0011447f" officeooo:paragraph-rsid="0011447f"/>
    </style:style>
    <style:style style:name="P4" style:family="paragraph" style:parent-style-name="Standard" style:list-style-name="L3">
      <style:text-properties officeooo:paragraph-rsid="0011447f"/>
    </style:style>
    <style:style style:name="P5" style:family="paragraph" style:parent-style-name="Standard" style:list-style-name="L3">
      <style:text-properties officeooo:rsid="00114728" officeooo:paragraph-rsid="00114728"/>
    </style:style>
    <style:style style:name="P6" style:family="paragraph" style:parent-style-name="Standard" style:list-style-name="L2">
      <style:text-properties officeooo:rsid="0011544b" officeooo:paragraph-rsid="0011544b"/>
    </style:style>
    <style:style style:name="P7" style:family="paragraph" style:parent-style-name="Standard">
      <style:text-properties officeooo:rsid="0011544b" officeooo:paragraph-rsid="0011544b"/>
    </style:style>
    <style:style style:name="P8" style:family="paragraph" style:parent-style-name="Standard" style:list-style-name="L3">
      <style:paragraph-properties fo:margin-left="2.501cm" fo:margin-right="0cm" fo:text-indent="-0.635cm" style:auto-text-indent="false"/>
      <style:text-properties officeooo:rsid="0011447f" officeooo:paragraph-rsid="00114728"/>
    </style:style>
    <style:style style:name="P9" style:family="paragraph" style:parent-style-name="Standard" style:list-style-name="L3">
      <style:paragraph-properties fo:margin-left="3.752cm" fo:margin-right="0cm" fo:text-indent="-0.635cm" style:auto-text-indent="false"/>
      <style:text-properties officeooo:paragraph-rsid="00114728"/>
    </style:style>
    <style:style style:name="P10" style:family="paragraph" style:parent-style-name="Standard" style:list-style-name="L3">
      <style:paragraph-properties fo:margin-left="3.752cm" fo:margin-right="0cm" fo:text-indent="-0.635cm" style:auto-text-indent="false"/>
      <style:text-properties officeooo:rsid="00114728" officeooo:paragraph-rsid="00114728"/>
    </style:style>
    <style:style style:name="P11" style:family="paragraph" style:parent-style-name="Standard">
      <style:paragraph-properties fo:margin-left="3.752cm" fo:margin-right="0cm" fo:text-indent="-0.635cm" style:auto-text-indent="false"/>
      <style:text-properties officeooo:paragraph-rsid="00114728"/>
    </style:style>
    <style:style style:name="P12" style:family="paragraph" style:parent-style-name="Standard" style:list-style-name="L3">
      <style:paragraph-properties fo:margin-left="3.752cm" fo:margin-right="0cm" fo:text-indent="0cm" style:auto-text-indent="false"/>
      <style:text-properties officeooo:paragraph-rsid="00114728"/>
    </style:style>
    <style:style style:name="P13" style:family="paragraph" style:parent-style-name="Standard">
      <style:paragraph-properties fo:margin-left="2.501cm" fo:margin-right="0cm" fo:text-indent="0cm" style:auto-text-indent="false"/>
      <style:text-properties officeooo:paragraph-rsid="00114728"/>
    </style:style>
    <style:style style:name="P14" style:family="paragraph" style:parent-style-name="Standard" style:list-style-name="L3">
      <style:paragraph-properties fo:margin-left="2.501cm" fo:margin-right="0cm" fo:text-indent="0cm" style:auto-text-indent="false"/>
      <style:text-properties officeooo:rsid="00114728" officeooo:paragraph-rsid="0011544b"/>
    </style:style>
    <style:style style:name="P15" style:family="paragraph" style:parent-style-name="Standard" style:list-style-name="L3">
      <style:paragraph-properties fo:margin-left="2.501cm" fo:margin-right="0cm" fo:text-indent="0cm" style:auto-text-indent="false"/>
      <style:text-properties officeooo:rsid="0011544b" officeooo:paragraph-rsid="0011544b"/>
    </style:style>
    <style:style style:name="P16" style:family="paragraph" style:parent-style-name="Standard">
      <style:paragraph-properties fo:margin-left="2.501cm" fo:margin-right="0cm" fo:text-indent="0cm" style:auto-text-indent="false"/>
      <style:text-properties officeooo:rsid="0011544b" officeooo:paragraph-rsid="0011544b"/>
    </style:style>
    <style:style style:name="T1" style:family="text">
      <style:text-properties officeooo:rsid="0011447f"/>
    </style:style>
    <style:style style:name="T2" style:family="text">
      <style:text-properties officeooo:rsid="00114728"/>
    </style:style>
    <style:style style:name="T3" style:family="text">
      <style:text-properties officeooo:rsid="0011544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ÍNEAS FUTURAS AUDIO: </text:p>
      <text:p text:style-name="P1"/>
      <text:list xml:id="list9153885800188049418" text:style-name="L2">
        <text:list-item>
          <text:p text:style-name="P2">DETECCIÓN DE EMOCIONES DE AUDIOS DE INDIVIDUOS:</text:p>
        </text:list-item>
      </text:list>
      <text:p text:style-name="P7"/>
      <text:list xml:id="list7176545961003085788" text:style-name="L3">
        <text:list-item>
          <text:list>
            <text:list-item>
              <text:p text:style-name="P3">RECOMMENDER SYSTEM: </text:p>
              <text:list>
                <text:list-item>
                  <text:p text:style-name="P3">La idea será hacer algo parecido a un recommender system que son habitualmente utilizados para relacionar usuarios con películas, pero que en nuestro caso se utilizará para realizar una relación entre APIs+label ( que representarían a los usuarios) y los audios ( que representarían a las películas) </text:p>
                  <text:p text:style-name="P3">Para esta aproximación se ursará una descomposición de la matriz según el algoritmo SVD. </text:p>
                  <text:p text:style-name="P3">La idea es que al obtener un audio, se obtengan sus componentes SVD y se pueda estimar el score que da para una determinada emoción a partir de los datos de las APIs, en donde la idea es que se prediga la nueva emoción rellenando el score de la label, que en el caso real no se tiene y así se conseguiría predecir solventando las posibles debilidades o peor porcentaje de acierto de alguna de als APIs. </text:p>
                  <text:p text:style-name="P3">Tendremos una matriz por cada label para umentar la precisión. </text:p>
                  <text:list>
                    <text:list-item>
                      <text:p text:style-name="P3">VENTAJAS: </text:p>
                      <text:list>
                        <text:list-item>
                          <text:p text:style-name="P4"><text:span text:style-name="T1">Permite predecir resultados a pesar de que algunas de las APIs falle en la devolución de algún resultado, ya sea porque el volumen del audio es muy alto o por algún otro problema en cuanto a formatos o calidad. </text:span></text:p>
                        </text:list-item>
                      </text:list>
                    </text:list-item>
                    <text:list-item>
                      <text:p text:style-name="P3">INCONVENIENTES: </text:p>
                      <text:list>
                        <text:list-item>
                          <text:p text:style-name="P3">Para cada entrada hay que obtener los valores de las matrices equivales SVD </text:p>
                        </text:list-item>
                      </text:list>
                    </text:list-item>
                    <text:list-item>
                      <text:p text:style-name="P3">PARÁMETRO A ANALIZAR:</text:p>
                      <text:list>
                        <text:list-item>
                          <text:p text:style-name="P3">Tiempo que se invierte en obtener las componentes SVD para nuestro caso, en el que se utilizarán algunos de los datasets utilizados para extraer las matrices de confusión de las APIs. </text:p>
                        </text:list-item>
                      </text:list>
                    </text:list-item>
                  </text:list>
                </text:list-item>
              </text:list>
            </text:list-item>
            <text:list-item>
              <text:p text:style-name="P5">MODELADO: </text:p>
            </text:list-item>
          </text:list>
        </text:list-item>
        <text:list-item>
          <text:p text:style-name="P10">Caso 1: Modelado a partir de features extraídas de los audios. </text:p>
          <text:list>
            <text:list-item>
              <text:list>
                <text:list-item>
                  <text:list>
                    <text:list-item>
                      <text:list>
                        <text:list-header>
                          <text:p text:style-name="P10">Estas pruebas se basarán en la creación de nuestros propios modelos y estudiar el porcentaje de acierto conseguido. Para ello se extraerán algunas de las carácterísticas de los audios (MFCCs, Spectral centroid, beat histogram...) en donde se estudiarán las que presentan mejores resultados y se introducirán a un modelo(clasificador) ,que podrían ser MLPs, SVM o GMM entre otros. </text:p>
                          <text:p text:style-name="P10">Para la extracción de parámetros de audio se utilizará como herrmamienta OpenSmile, puesto que es muy sencilla de utilizar y se ha utilizado en diferentes publicaciones, además de constar de archivos de configuración por defecto. </text:p>
                          <text:p text:style-name="P10">Para el entrenamiento de los modelos se plantea utilizar tensorflow junto con otras librerías de python como sklearn. </text:p>
                        </text:list-header>
                      </text:list>
                    </text:list-item>
                  </text:list>
                </text:list-item>
              </text:list>
            </text:list-item>
          </text:list>
        </text:list-item>
        <text:list-item>
          <text:p text:style-name="P9"><text:span text:style-name="T2">Caso 2: Modelado a partir de los datos/porcentajes de emociones obtenidos de las APIs. </text:span></text:p>
          <text:list>
            <text:list-item>
              <text:list>
                <text:list-item>
                  <text:list>
                    <text:list-item>
                      <text:list>
                        <text:list-item>
                          <text:list>
                            <text:list-item>
                              <text:list>
                                <text:list-item>
                                  <text:list>
                                    <text:list-header>
                                      <text:p text:style-name="P12"><text:span text:style-name="T2">En este caso, se porpone introducir los vectores de porcentajes obtenidos de cada API a un modelo para ver si esto mejora el porcentaje de acierto a la hora de detectar una emoción concreta. Esta aproximaciń es muy parecida a la comentada en el recommender system pero explotando otros algortimos. </text:span></text:p>
                                    </text:list-header>
                                  </text:list>
                                </text:list-item>
                              </text:list>
                            </text:list-item>
                          </text:list>
                        </text:list-item>
                      </text:list>
                    </text:list-item>
                  </text:list>
                </text:list-item>
              </text:list>
            </text:list-item>
          </text:list>
        </text:list-item>
        <text:list-item>
          <text:p text:style-name="P9"><text:span text:style-name="T2">Caso 3: Unión de lo casos anteriores. </text:span></text:p>
        </text:list-item>
      </text:list>
      <text:p text:style-name="P11"><text:span text:style-name="T2"><text:tab/>En este tercer caso, se plantea la unión de las características obtenidas del audio a partir de sue xtracción directa, junto con el vector de porcentaje </text:span><text:soft-page-break/><text:span text:style-name="T2">obtenido de las APIs en caso de que en los estudios anteriores los resultados sean relativamente buenos y la opción de mezclarlos pueda suponer una mejora en el porcentaje de acierto. <text:tab/></text:span></text:p>
      <text:p text:style-name="P13"><text:span text:style-name="T2">En esta parte de modelado se plantea utilizar modelos para realizar entrenamientos supervisados en una primera instancia por haber conseguido datasets etiquetados, sin embargo, también se plantea la opción de utilizar otros algoritmos que se basan en entrenamientos no supervisados para realizar clustering de emociones. <text:tab/></text:span></text:p>
      <text:list xml:id="list173856089055971" text:continue-numbering="true" text:style-name="L3">
        <text:list-item>
          <text:list>
            <text:list-item>
              <text:p text:style-name="P14"><text:span text:style-name="T3">ALGORITMO + SISTEMA <text:s/>DE REPUTACIÓN</text:span>: </text:p>
              <text:p text:style-name="P15">Por último, se estudiará cómo realizar un sistema de reputación basado tnato en la inofrmación de audio como en otros datos, aunque esta parte se planteará más adelante tras realizar un estudio de la misma y decidir si supondrá un incremto del porcentaje de aceirto relevante <text:s/></text:p>
            </text:list-item>
          </text:list>
        </text:list-item>
      </text:list>
      <text:p text:style-name="P16"/>
      <text:p text:style-name="P13"/>
      <text:list xml:id="list173856113161250" text:continue-list="list9153885800188049418" text:style-name="L2">
        <text:list-item>
          <text:p text:style-name="P6">DETECCIÓN DE EMOCIONES/ESTADOS DE LA SALA: </text:p>
          <text:p text:style-name="P6"/>
          <text:p text:style-name="P6">Para realizar esta parte, se plantea instalar un micrófono en el entorno de trabajo para obtener tramas de audio, estudiarlas y desarrollar distintos tipos de estados. En el caso más simple podrían basarse en 3 estados del ambiente: ruidoso/incómodo, normal y tranquilo/óptimo. </text:p>
          <text:p text:style-name="P6">Para ello, se plantea utilizar de nuevo openSmile para extraer ceirtas características del audio como intensidad u otros parámetros acústicos, en principio sencillos y que podrán integrarse en otro modelo junto con las anteriores características de audio y otros datos como temperatura de la sala, luminosidad... y que nos llevarán a detectar el estado final tanto del individuo como de la sala. </text:p>
          <text:p text:style-name="P6"/>
          <text:p text:style-name="P6"/>
        </text:list-item>
      </text:list>
      <text:list xml:id="list173856797522653" text:continue-list="list173856089055971" text:style-name="L3">
        <text:list-item>
          <text:list>
            <text:list-item>
              <text:list>
                <text:list-item>
                  <text:list>
                    <text:list-header>
                      <text:p text:style-name="P8"/>
                    </text:list-header>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5T16:52:57.820639556</meta:creation-date>
    <dc:date>2017-07-05T17:38:54.649655992</dc:date>
    <meta:editing-duration>PT10M24S</meta:editing-duration>
    <meta:editing-cycles>1</meta:editing-cycles>
    <meta:document-statistic meta:table-count="0" meta:image-count="0" meta:object-count="0" meta:page-count="2" meta:paragraph-count="29" meta:word-count="729" meta:character-count="4403" meta:non-whitespace-character-count="3695"/>
    <meta:generator>LibreOffice/4.2.8.2$Linux_X86_64 LibreOffice_project/420m0$Build-2</meta:generator>
  </office:meta>
</office:document-meta>
</file>